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025cm" draw:marker-start-width="0.33cm" draw:marker-end-width="0.33cm" draw:fill="none" draw:textarea-horizontal-align="justify" draw:textarea-vertical-align="middle" draw:auto-grow-height="false" fo:padding-top="0.137cm" fo:padding-bottom="0.137cm" fo:padding-left="0.262cm" fo:padding-right="0.262cm"/>
    </style:style>
    <style:style style:name="gr2" style:family="graphic" style:parent-style-name="standard">
      <style:graphic-properties svg:stroke-width="0.025cm" draw:marker-start-width="0.33cm" draw:marker-end-width="0.33cm" draw:fill="none" draw:textarea-vertical-align="middle" draw:auto-grow-height="false" fo:min-height="0.749cm" fo:min-width="0.499cm" fo:padding-top="0.137cm" fo:padding-bottom="0.137cm" fo:padding-left="0.262cm" fo:padding-right="0.262cm"/>
    </style:style>
    <style:style style:name="gr3" style:family="graphic" style:parent-style-name="standard">
      <style:graphic-properties svg:stroke-width="0.025cm" svg:stroke-color="#000000"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stroke="none" svg:stroke-width="0.025cm" draw:marker-start-width="0.33cm" draw:marker-end-width="0.33cm" draw:fill="solid" draw:fill-color="#e6e6ff"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fill="solid" draw:fill-color="#ffcc99" draw:textarea-vertical-align="middle" draw:auto-grow-height="false" fo:min-height="0.749cm" fo:min-width="0.499cm"/>
    </style:style>
    <style:style style:name="gr7" style:family="graphic" style:parent-style-name="standard">
      <style:graphic-properties svg:stroke-width="0.025cm" draw:marker-start-width="0.237cm" draw:marker-end-width="0.237cm" draw:fill-color="#ffcc99" draw:textarea-horizontal-align="justify" draw:textarea-vertical-align="middle" draw:auto-grow-height="false" fo:padding-top="0.137cm" fo:padding-bottom="0.137cm" fo:padding-left="0.262cm" fo:padding-right="0.262cm"/>
    </style:style>
    <style:style style:name="gr8" style:family="graphic" style:parent-style-name="standard">
      <style:graphic-properties draw:stroke="dash" draw:stroke-dash="Fine_20_Dashed" svg:stroke-width="0.051cm" draw:marker-start-width="0.276cm" draw:marker-end-width="0.276cm" draw:textarea-horizontal-align="center" draw:textarea-vertical-align="middle" fo:padding-top="0.15cm" fo:padding-bottom="0.15cm" fo:padding-left="0.275cm" fo:padding-right="0.275cm"/>
    </style:style>
    <style:style style:name="gr9" style:family="graphic" style:parent-style-name="standard">
      <style:graphic-properties draw:stroke="solid" svg:stroke-width="0cm" draw:marker-start-width="0.836cm" draw:marker-end="Arrow" draw:marker-end-width="0.836cm" draw:fill="solid" draw:fill-color="#99ccff" draw:opacity="100%" draw:textarea-horizontal-align="center" draw:textarea-vertical-align="middle" fo:padding-top="0.301cm" fo:padding-bottom="0.301cm" fo:padding-left="0.426cm" fo:padding-right="0.426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font-size="24pt" style:font-size-asian="24pt" style:font-size-complex="24pt"/>
    </style:style>
    <style:style style:name="P3" style:family="paragraph">
      <style:paragraph-properties fo:text-align="center"/>
    </style:style>
    <style:style style:name="P4" style:family="paragraph">
      <style:paragraph-properties fo:text-align="center"/>
      <style:text-properties fo:font-size="16pt" style:font-size-asian="16pt" style:font-size-complex="16pt"/>
    </style:style>
    <style:style style:name="P5" style:family="paragraph">
      <style:paragraph-properties fo:margin-left="0cm" fo:margin-right="0cm" fo:text-align="center" fo:text-indent="0cm"/>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2.54cm" svg:x="1cm" svg:y="2.365cm">
          <text:p text:style-name="P1"><text:span text:style-name="T1">Execution</text:span></text:p>
          <text:p text:style-name="P1"><text:span text:style-name="T1">Pla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 draw:text-style-name="P2" draw:layer="layout" svg:width="6.985cm" svg:height="3.81cm" svg:x="0.365cm" svg:y="4.905cm">
          <text:p text:style-name="P1"><text:span text:style-name="T1">Cloud</text:span></text:p>
          <text:p text:style-name="P1"><text:span text:style-name="T1">Represent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4" draw:layer="layout" svg:width="4.78cm" svg:height="1.905cm" svg:x="7.65cm" svg:y="2.935cm">
          <text:p text:style-name="P3"><text:span text:style-name="T2">Abstrac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4.78cm" svg:height="1.905cm" svg:x="7.65cm" svg:y="5.775cm">
          <text:p text:style-name="P3"><text:span text:style-name="T2">Abstrac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6.35cm" svg:height="1.905cm" svg:x="13.065cm" svg:y="5.81cm">
          <text:p text:style-name="P3"><text:span text:style-name="T1">Abstract Cloud</text:span></text:p>
          <draw:enhanced-geometry svg:viewBox="0 0 21600 21600" draw:type="rectangle" draw:enhanced-path="M 0 0 L 21600 0 21600 21600 0 21600 0 0 Z N"/>
        </draw:custom-shape>
        <draw:custom-shape draw:style-name="gr4" draw:text-style-name="P2" draw:layer="layout" svg:width="6.35cm" svg:height="1.905cm" svg:x="13.065cm" svg:y="2.935cm">
          <text:p text:style-name="P3"><text:span text:style-name="T1">Abstract EP</text:span></text:p>
          <draw:enhanced-geometry svg:viewBox="0 0 21600 21600" draw:type="rectangle" draw:enhanced-path="M 0 0 L 21600 0 21600 21600 0 21600 0 0 Z N"/>
        </draw:custom-shape>
        <draw:custom-shape draw:style-name="gr5" draw:text-style-name="P5" draw:layer="layout" svg:width="5.715cm" svg:height="3.81cm" svg:x="21.69cm" svg:y="5.71cm">
          <text:p text:style-name="P1"><text:span text:style-name="T1">Scheduler</text:span></text:p>
          <draw:enhanced-geometry svg:viewBox="0 0 21600 21600" draw:type="rectangle" draw:enhanced-path="M 0 0 L 21600 0 21600 21600 0 21600 0 0 Z N"/>
        </draw:custom-shape>
        <draw:custom-shape draw:style-name="gr4" draw:text-style-name="P2" draw:layer="layout" svg:width="6.35cm" svg:height="1.905cm" svg:x="13.065cm" svg:y="10.555cm">
          <text:p text:style-name="P3"><text:span text:style-name="T1">Abs. Schedule</text:span></text:p>
          <draw:enhanced-geometry svg:viewBox="0 0 21600 21600" draw:type="rectangle" draw:enhanced-path="M 0 0 L 21600 0 21600 21600 0 21600 0 0 Z N"/>
        </draw:custom-shape>
        <draw:custom-shape draw:style-name="gr3" draw:text-style-name="P4" draw:layer="layout" svg:width="5.08cm" svg:height="1.905cm" svg:x="7.35cm" svg:y="10.555cm">
          <text:p text:style-name="P3"><text:span text:style-name="T2">Concretizatio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6.985cm" svg:height="3.81cm" svg:x="0.365cm" svg:y="9.285cm">
          <text:p text:style-name="P1"><text:span text:style-name="T1">Cloud</text:span></text:p>
          <text:p text:style-name="P1"><text:span text:style-name="T1">Represent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3" draw:layer="layout" svg:width="2.905cm" svg:height="2.54cm" svg:x="20.315cm" svg:y="9.92cm">
          <text:p/>
          <draw:enhanced-geometry svg:viewBox="0 0 841 854" draw:mirror-horizontal="true" draw:mirror-vertical="false" draw:type="non-primitive" draw:enhanced-path="M 517 247 L 517 415 264 415 264 0 0 0 0 680 517 680 517 854 841 547 517 247 Z N"/>
        </draw:custom-shape>
        <draw:custom-shape draw:style-name="gr7" draw:text-style-name="P3" draw:layer="layout" svg:width="1.905cm" svg:height="1.905cm" svg:x="19.615cm" svg:y="5.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1.905cm" svg:height="4.175cm" draw:transform="rotate (-1.57079632679579) translate (24.22cm 3.57cm)">
          <text:p/>
          <draw:enhanced-geometry svg:viewBox="0 0 841 854" draw:mirror-horizontal="true" draw:mirror-vertical="false" draw:type="non-primitive" draw:enhanced-path="M 517 247 L 517 415 264 415 264 0 0 0 0 680 517 680 517 854 841 547 517 247 Z N"/>
        </draw:custom-shape>
        <draw:line draw:style-name="gr8" draw:text-style-name="P3" draw:layer="layout" svg:x1="1cm" svg:y1="8.95cm" svg:x2="20.59cm" svg:y2="8.95cm">
          <text:p/>
        </draw:line>
        <draw:path draw:style-name="gr9" draw:text-style-name="P3" draw:layer="layout" svg:width="15.398cm" svg:height="3.781cm" svg:x="10.16cm" svg:y="1.408cm" svg:viewBox="0 0 15399 3782" svg:d="m15081 3782c-146-293-343-564-583-815-243-256-530-491-853-706-655-437-1455-793-2334-1074-1777-568-3878-831-5783-831-1042 0-2026 79-2866 230-416 75-796 167-1130 277-180 59-346 123-497 192l139 134-1174 608 574-1191 189 184c194-97 414-185 658-265 348-115 744-212 1178-290 858-154 1864-235 2929-235 1941 0 4081 269 5891 848 914 292 1744 663 2424 1117 345 231 652 483 913 756 265 278 482 578 643 901l-159 80z">
          <text:p/>
        </draw:path>
        <draw:frame draw:style-name="gr10" draw:layer="layout" svg:width="4.837cm" svg:height="1.195cm" svg:x="14.605cm" svg:y="0.305cm">
          <draw:text-box>
            <text:p><text:span text:style-name="T1">Refinem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13.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5-31T14:23:37</meta:creation-date>
    <dc:date>2011-06-04T16:10:49</dc:date>
    <meta:editing-duration>PT16M16S</meta:editing-duration>
    <meta:editing-cycles>3</meta:editing-cycles>
    <meta:generator>LibreOffice/3.3$Unix LibreOffice_project/330m19$Build-202</meta:generator>
    <meta:document-statistic meta:object-count="16"/>
  </office:meta>
</office:document-meta>
</file>